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Circle" draw:marker-end="Circle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gr5" style:family="graphic" style:parent-style-name="objectwithoutfill">
      <style:graphic-properties draw:stroke="dash" draw:stroke-dash="Fine_20_Dashed" draw:marker-start="Circle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048cm" svg:height="3.81cm" svg:x="4.175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048cm" svg:height="3.81cm" svg:x="8.493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.461cm" svg:y1="5.191cm" svg:x2="9.382cm" svg:y2="5.064cm">
          <text:p/>
        </draw:line>
        <draw:frame draw:style-name="gr3" draw:layer="layout" svg:width="0.502cm" svg:height="1.195cm" svg:x="4.937cm" svg:y="11.414cm">
          <draw:text-box>
            <text:p/>
          </draw:text-box>
        </draw:frame>
        <draw:frame draw:style-name="gr4" draw:text-style-name="P1" draw:layer="layout" svg:width="0.506cm" svg:height="0.539cm" svg:x="5.701cm" svg:y="4.90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" draw:layer="layout" svg:width="0.552cm" svg:height="0.539cm" svg:x="9.501cm" svg:y="4.90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0.56cm" svg:height="0.539cm" svg:x="5.401cm" svg:y="7.407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1" draw:layer="layout" svg:width="0.606cm" svg:height="0.539cm" svg:x="9.765cm" svg:y="7.47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1" draw:text-style-name="P1" draw:layer="layout" svg:width="3.048cm" svg:height="3.81cm" svg:x="4.176cm" svg:y="8.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048cm" svg:height="3.81cm" svg:x="8.494cm" svg:y="8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.716cm" svg:y1="10.889cm" svg:x2="9.002cm" svg:y2="10.762cm">
          <text:p/>
        </draw:line>
        <draw:path draw:style-name="gr5" draw:text-style-name="P1" draw:layer="layout" svg:width="0.744cm" svg:height="1.159cm" draw:transform="skewX (0.464955712731289) rotate (-2.40663450557498) translate (6.99749406025097cm 10.6900849621823cm)" svg:viewBox="0 0 745 1160" svg:d="M0 1147c220 24 474 36 648-165 169-195 98-549-66-713l-175-134-158-125-16-10">
          <text:p/>
        </draw:path>
        <draw:path draw:style-name="gr5" draw:text-style-name="P1" draw:layer="layout" svg:width="1.324cm" svg:height="0.465cm" draw:transform="rotate (-1.47393055330921) translate (9.24834108520126cm 9.34196685679259cm)" svg:viewBox="0 0 1325 466" svg:d="M0 0c306 0 666-16 901 229l289 195 135 42">
          <text:p/>
        </draw:path>
        <draw:frame draw:style-name="gr4" draw:text-style-name="P1" draw:layer="layout" svg:width="0.506cm" svg:height="0.539cm" svg:x="5.702cm" svg:y="9.207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1" draw:layer="layout" svg:width="0.552cm" svg:height="0.539cm" svg:x="9.502cm" svg:y="9.20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1" draw:layer="layout" svg:width="0.569cm" svg:height="0.539cm" svg:x="6.502cm" svg:y="11.009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text-style-name="P1" draw:layer="layout" svg:width="0.861cm" svg:height="0.539cm" svg:x="8.902cm" svg:y="10.91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1" draw:layer="layout" svg:width="0.551cm" svg:height="0.539cm" svg:x="7.602cm" svg:y="10.91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text-style-name="P1" draw:layer="layout" svg:width="0.56cm" svg:height="0.599cm" svg:x="5.402cm" svg:y="11.708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1" draw:layer="layout" svg:width="0.606cm" svg:height="0.599cm" svg:x="9.766cm" svg:y="11.77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5T23:45:26.709385275</meta:creation-date>
    <dc:date>2015-10-29T19:01:53.272559299</dc:date>
    <meta:editing-duration>PT29M20S</meta:editing-duration>
    <meta:editing-cycles>5</meta:editing-cycles>
    <meta:generator>LibreOffice/4.2.8.2$Linux_X86_64 LibreOffice_project/420m0$Build-2</meta:generator>
    <meta:document-statistic meta:object-count="20"/>
  </office:meta>
</office:document-meta>
</file>

<file path=Object 1/content.xml><?xml version="1.0" encoding="utf-8"?>
<math xmlns="http://www.w3.org/1998/Math/MathML" display="block">
  <semantics>
    <msub>
      <mi>v</mi>
      <mi>i</mi>
    </msub>
    <annotation encoding="StarMath 5.0">v_i</annotation>
  </semantics>
</math>
</file>

<file path=Object 10/content.xml><?xml version="1.0" encoding="utf-8"?>
<math xmlns="http://www.w3.org/1998/Math/MathML" display="block">
  <semantics>
    <msub>
      <mi>v</mi>
      <mi>k</mi>
    </msub>
    <annotation encoding="StarMath 5.0">v_k</annotation>
  </semantics>
</math>
</file>

<file path=Object 11/content.xml><?xml version="1.0" encoding="utf-8"?>
<math xmlns="http://www.w3.org/1998/Math/MathML" display="block">
  <semantics>
    <msub>
      <mi>v</mi>
      <mrow>
        <mi>k</mi>
        <mo stretchy="false">+</mo>
        <mn>1</mn>
      </mrow>
    </msub>
    <annotation encoding="StarMath 5.0">v_{k+1}</annotation>
  </semantics>
</math>
</file>

<file path=Object 12/content.xml><?xml version="1.0" encoding="utf-8"?>
<math xmlns="http://www.w3.org/1998/Math/MathML" display="block">
  <semantics>
    <msub>
      <mi>e</mi>
      <mi>k</mi>
    </msub>
    <annotation encoding="StarMath 5.0">e_k</annotation>
  </semantics>
</math>
</file>

<file path=Object 13/content.xml><?xml version="1.0" encoding="utf-8"?>
<math xmlns="http://www.w3.org/1998/Math/MathML" display="block">
  <semantics>
    <msubsup>
      <mi>T</mi>
      <mi>i</mi>
      <mi>'</mi>
    </msubsup>
    <annotation encoding="StarMath 5.0">T_i^{ ' }</annotation>
  </semantics>
</math>
</file>

<file path=Object 2/content.xml><?xml version="1.0" encoding="utf-8"?>
<math xmlns="http://www.w3.org/1998/Math/MathML" display="block">
  <semantics>
    <msub>
      <mi>v</mi>
      <mi>j</mi>
    </msub>
    <annotation encoding="StarMath 5.0">v_j</annotation>
  </semantics>
</math>
</file>

<file path=Object 3/content.xml><?xml version="1.0" encoding="utf-8"?>
<math xmlns="http://www.w3.org/1998/Math/MathML" display="block">
  <semantics>
    <msubsup>
      <mi>T</mi>
      <mi>j</mi>
      <mi>'</mi>
    </msubsup>
    <annotation encoding="StarMath 5.0">T_j^{ ' }</annotation>
  </semantics>
</math>
</file>

<file path=Object 6/content.xml><?xml version="1.0" encoding="utf-8"?>
<math xmlns="http://www.w3.org/1998/Math/MathML" display="block">
  <semantics>
    <msub>
      <mi>T</mi>
      <mi>i</mi>
    </msub>
    <annotation encoding="StarMath 5.0">T_i</annotation>
  </semantics>
</math>
</file>

<file path=Object 7/content.xml><?xml version="1.0" encoding="utf-8"?>
<math xmlns="http://www.w3.org/1998/Math/MathML" display="block">
  <semantics>
    <msub>
      <mi>T</mi>
      <mi>j</mi>
    </msub>
    <annotation encoding="StarMath 5.0">T_j</annotation>
  </semantics>
</math>
</file>

<file path=Object 8/content.xml><?xml version="1.0" encoding="utf-8"?>
<math xmlns="http://www.w3.org/1998/Math/MathML" display="block">
  <semantics>
    <msub>
      <mi>v</mi>
      <mi>i</mi>
    </msub>
    <annotation encoding="StarMath 5.0">v_i</annotation>
  </semantics>
</math>
</file>

<file path=Object 9/content.xml><?xml version="1.0" encoding="utf-8"?>
<math xmlns="http://www.w3.org/1998/Math/MathML" display="block">
  <semantics>
    <msub>
      <mi>v</mi>
      <mi>j</mi>
    </msub>
    <annotation encoding="StarMath 5.0">v_j</annotation>
  </semantics>
</math>
</file>